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a9c9" officeooo:paragraph-rsid="001ca9c9"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ca9c9" officeooo:paragraph-rsid="001ca9c9"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7563d" officeooo:paragraph-rsid="0027563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a1ecb" officeooo:paragraph-rsid="002badaf"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e1ec7" officeooo:paragraph-rsid="001ca9c9"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1ca9c9" officeooo:paragraph-rsid="001ca9c9"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332c3b" officeooo:paragraph-rsid="00332c3b"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2567a1" officeooo:paragraph-rsid="00469842"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normal" officeooo:rsid="0020488b" officeooo:paragraph-rsid="0020488b"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fo:font-size="12pt" fo:font-weight="normal" officeooo:rsid="0021e0ad" officeooo:paragraph-rsid="0021e0ad"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448c70" officeooo:paragraph-rsid="00448c70"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officeooo:rsid="0023a18c" officeooo:paragraph-rsid="0023a18c" style:font-size-asian="10.5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fo:font-size="12pt" fo:font-weight="normal" officeooo:rsid="0027563d" officeooo:paragraph-rsid="0027563d" style:font-size-asian="10.5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fo:font-size="12pt" fo:font-weight="normal" officeooo:rsid="0037c5f6" officeooo:paragraph-rsid="0037c5f6" style:font-size-asian="10.5pt" style:font-weight-asian="normal" style:font-size-complex="12pt" style:font-weight-complex="normal"/>
    </style:style>
    <style:style style:name="P17" style:family="paragraph" style:parent-style-name="Standard" style:list-style-name="L5">
      <style:paragraph-properties fo:text-align="start" style:justify-single-word="false"/>
      <style:text-properties fo:font-size="12pt" fo:font-weight="normal" officeooo:rsid="0039adad" officeooo:paragraph-rsid="0039adad" style:font-size-asian="10.5pt" style:font-weight-asian="normal" style:font-size-complex="12pt" style:font-weight-complex="normal"/>
    </style:style>
    <style:style style:name="P18" style:family="paragraph" style:parent-style-name="Standard" style:list-style-name="L5">
      <style:paragraph-properties fo:text-align="start" style:justify-single-word="false"/>
      <style:text-properties fo:font-size="12pt" fo:font-weight="normal" officeooo:rsid="003b7964" officeooo:paragraph-rsid="003b7964" style:font-size-asian="10.5pt" style:font-weight-asian="normal" style:font-size-complex="12pt" style:font-weight-complex="normal"/>
    </style:style>
    <style:style style:name="P19" style:family="paragraph" style:parent-style-name="Standard" style:list-style-name="L6">
      <style:paragraph-properties fo:text-align="start" style:justify-single-word="false"/>
      <style:text-properties fo:font-size="12pt" fo:font-weight="normal" officeooo:rsid="002f7994" officeooo:paragraph-rsid="0030dd48" style:font-size-asian="10.5pt" style:font-weight-asian="normal" style:font-size-complex="12pt" style:font-weight-complex="normal"/>
    </style:style>
    <style:style style:name="P20" style:family="paragraph" style:parent-style-name="Standard" style:list-style-name="L6">
      <style:paragraph-properties fo:text-align="start" style:justify-single-word="false"/>
      <style:text-properties fo:font-size="12pt" fo:font-weight="normal" officeooo:rsid="0032db8f" officeooo:paragraph-rsid="0032db8f" style:font-size-asian="10.5pt" style:font-weight-asian="normal" style:font-size-complex="12pt" style:font-weight-complex="normal"/>
    </style:style>
    <style:style style:name="P21" style:family="paragraph" style:parent-style-name="Standard" style:list-style-name="L6">
      <style:paragraph-properties fo:text-align="start" style:justify-single-word="false"/>
      <style:text-properties fo:font-size="12pt" fo:font-weight="normal" officeooo:rsid="0044f6ed" officeooo:paragraph-rsid="0044f6ed" style:font-size-asian="10.5pt" style:font-weight-asian="normal" style:font-size-complex="12pt" style:font-weight-complex="normal"/>
    </style:style>
    <style:style style:name="P22" style:family="paragraph" style:parent-style-name="Standard" style:list-style-name="L6">
      <style:paragraph-properties fo:text-align="start" style:justify-single-word="false"/>
      <style:text-properties fo:font-size="12pt" fo:font-weight="normal" officeooo:rsid="002badaf" officeooo:paragraph-rsid="002be8e2" style:font-size-asian="10.5pt" style:font-weight-asian="normal" style:font-size-complex="12pt" style:font-weight-complex="normal"/>
    </style:style>
    <style:style style:name="P23" style:family="paragraph" style:parent-style-name="Standard" style:list-style-name="L6">
      <style:paragraph-properties fo:text-align="start" style:justify-single-word="false"/>
      <style:text-properties fo:font-size="12pt" style:text-underline-style="none" fo:font-weight="normal" officeooo:rsid="0035ebbf" officeooo:paragraph-rsid="0035ebbf" style:font-size-asian="10.5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fo:font-size="14pt" fo:font-weight="bold" officeooo:rsid="002376ff" officeooo:paragraph-rsid="0027563d" style:font-size-asian="12.25pt" style:font-weight-asian="bold" style:font-size-complex="14pt" style:font-weight-complex="bold"/>
    </style:style>
    <style:style style:name="P25" style:family="paragraph" style:parent-style-name="Standard" style:list-style-name="L2">
      <style:paragraph-properties fo:text-align="start" style:justify-single-word="false"/>
      <style:text-properties fo:font-size="14pt" fo:font-weight="bold" officeooo:rsid="0023a18c" officeooo:paragraph-rsid="00469842" style:font-size-asian="12.25pt" style:font-weight-asian="bold" style:font-size-complex="14pt" style:font-weight-complex="bold"/>
    </style:style>
    <style:style style:name="P26" style:family="paragraph" style:parent-style-name="Standard" style:list-style-name="L2">
      <style:paragraph-properties fo:text-align="start" style:justify-single-word="false"/>
      <style:text-properties fo:font-size="14pt" fo:font-weight="bold" officeooo:rsid="0023a18c" officeooo:paragraph-rsid="0027563d" style:font-size-asian="12.25pt" style:font-weight-asian="bold" style:font-size-complex="14pt" style:font-weight-complex="bold"/>
    </style:style>
    <style:style style:name="P27" style:family="paragraph" style:parent-style-name="Standard" style:list-style-name="L6">
      <style:paragraph-properties fo:text-align="start" style:justify-single-word="false"/>
      <style:text-properties fo:font-size="14pt" fo:font-weight="bold" officeooo:rsid="002a1ecb" officeooo:paragraph-rsid="0030dd48" style:font-size-asian="14pt" style:font-weight-asian="bold" style:font-size-complex="14pt" style:font-weight-complex="bold"/>
    </style:style>
    <style:style style:name="P28" style:family="paragraph" style:parent-style-name="Standard" style:list-style-name="L6">
      <style:paragraph-properties fo:text-align="start" style:justify-single-word="false"/>
      <style:text-properties fo:font-size="14pt" fo:font-weight="bold" officeooo:rsid="0033d2d5" officeooo:paragraph-rsid="0033d2d5" style:font-size-asian="14pt" style:font-weight-asian="bold" style:font-size-complex="14pt" style:font-weight-complex="bold"/>
    </style:style>
    <style:style style:name="P29" style:family="paragraph" style:parent-style-name="Standard" style:list-style-name="L4">
      <style:paragraph-properties fo:text-align="start" style:justify-single-word="false"/>
      <style:text-properties officeooo:paragraph-rsid="002a1ecb"/>
    </style:style>
    <style:style style:name="P30" style:family="paragraph" style:parent-style-name="Standard" style:list-style-name="L4">
      <style:paragraph-properties fo:text-align="start" style:justify-single-word="false"/>
      <style:text-properties officeooo:rsid="002f0d2c" officeooo:paragraph-rsid="002f0d2c"/>
    </style:style>
    <style:style style:name="T1" style:family="text">
      <style:text-properties style:text-underline-style="none"/>
    </style:style>
    <style:style style:name="T2" style:family="text">
      <style:text-properties style:text-underline-style="none" officeooo:rsid="0038cc00"/>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de0c0" style:font-size-asian="10.5pt" style:font-weight-asian="normal" style:font-size-complex="12pt" style:font-weight-complex="normal"/>
    </style:style>
    <style:style style:name="T5" style:family="text">
      <style:text-properties fo:font-size="12pt" fo:font-weight="normal" officeooo:rsid="001e1ec7" style:font-size-asian="10.5pt" style:font-weight-asian="normal" style:font-size-complex="12pt" style:font-weight-complex="normal"/>
    </style:style>
    <style:style style:name="T6" style:family="text">
      <style:text-properties fo:font-size="12pt" fo:font-weight="normal" officeooo:rsid="002567a1" style:font-size-asian="10.5pt" style:font-weight-asian="normal" style:font-size-complex="12pt" style:font-weight-complex="normal"/>
    </style:style>
    <style:style style:name="T7" style:family="text">
      <style:text-properties fo:font-size="12pt" fo:font-weight="normal" officeooo:rsid="0023a18c" style:font-size-asian="10.5pt" style:font-weight-asian="normal" style:font-size-complex="12pt" style:font-weight-complex="normal"/>
    </style:style>
    <style:style style:name="T8" style:family="text">
      <style:text-properties fo:font-size="12pt" fo:font-weight="normal" officeooo:rsid="0026f75c" style:font-size-asian="10.5pt" style:font-weight-asian="normal" style:font-size-complex="12pt" style:font-weight-complex="normal"/>
    </style:style>
    <style:style style:name="T9" style:family="text">
      <style:text-properties fo:font-size="12pt" fo:font-weight="normal" officeooo:rsid="0027563d" style:font-size-asian="10.5pt" style:font-weight-asian="normal" style:font-size-complex="12pt" style:font-weight-complex="normal"/>
    </style:style>
    <style:style style:name="T10" style:family="text">
      <style:text-properties fo:font-size="12pt" fo:font-weight="normal" officeooo:rsid="002a1ecb" style:font-size-asian="10.5pt" style:font-weight-asian="normal" style:font-size-complex="12pt" style:font-weight-complex="normal"/>
    </style:style>
    <style:style style:name="T11" style:family="text">
      <style:text-properties fo:font-size="12pt" fo:font-weight="normal" officeooo:rsid="002ad774" style:font-size-asian="10.5pt" style:font-weight-asian="normal" style:font-size-complex="12pt" style:font-weight-complex="normal"/>
    </style:style>
    <style:style style:name="T12" style:family="text">
      <style:text-properties fo:font-size="12pt" fo:font-weight="normal" officeooo:rsid="002d4897" style:font-size-asian="10.5pt" style:font-weight-asian="normal" style:font-size-complex="12pt" style:font-weight-complex="normal"/>
    </style:style>
    <style:style style:name="T13" style:family="text">
      <style:text-properties fo:font-size="12pt" fo:font-weight="normal" officeooo:rsid="002f7994" style:font-size-asian="10.5pt" style:font-weight-asian="normal" style:font-size-complex="12pt" style:font-weight-complex="normal"/>
    </style:style>
    <style:style style:name="T14" style:family="text">
      <style:text-properties fo:font-size="12pt" fo:font-weight="normal" officeooo:rsid="0020488b" style:font-size-asian="10.5pt" style:font-weight-asian="normal" style:font-size-complex="12pt" style:font-weight-complex="normal"/>
    </style:style>
    <style:style style:name="T15" style:family="text">
      <style:text-properties fo:font-size="12pt" fo:font-weight="normal" officeooo:rsid="0032db8f" style:font-size-asian="10.5pt" style:font-weight-asian="normal" style:font-size-complex="12pt" style:font-weight-complex="normal"/>
    </style:style>
    <style:style style:name="T16" style:family="text">
      <style:text-properties fo:font-size="12pt" fo:font-weight="normal" officeooo:rsid="0033f928" style:font-size-asian="10.5pt" style:font-weight-asian="normal" style:font-size-complex="12pt" style:font-weight-complex="normal"/>
    </style:style>
    <style:style style:name="T17" style:family="text">
      <style:text-properties fo:font-size="12pt" fo:font-weight="normal" officeooo:rsid="00355ad7" style:font-size-asian="10.5pt" style:font-weight-asian="normal" style:font-size-complex="12pt" style:font-weight-complex="normal"/>
    </style:style>
    <style:style style:name="T18" style:family="text">
      <style:text-properties fo:font-size="12pt" fo:font-weight="normal" officeooo:rsid="00469842" style:font-size-asian="10.5pt" style:font-weight-asian="normal" style:font-size-complex="12pt" style:font-weight-complex="normal"/>
    </style:style>
    <style:style style:name="T19" style:family="text">
      <style:text-properties fo:font-size="12pt" fo:font-weight="normal" officeooo:rsid="00589f34" style:font-size-asian="10.5pt" style:font-weight-asian="normal" style:font-size-complex="12pt" style:font-weight-complex="normal"/>
    </style:style>
    <style:style style:name="T20" style:family="text">
      <style:text-properties fo:font-size="12pt" style:text-underline-style="none" fo:font-weight="normal" officeooo:rsid="002567a1" style:font-size-asian="10.5pt" style:font-weight-asian="normal" style:font-size-complex="12pt" style:font-weight-complex="normal"/>
    </style:style>
    <style:style style:name="T21" style:family="text">
      <style:text-properties fo:font-size="12pt" style:text-underline-style="none" fo:font-weight="normal" officeooo:rsid="0026f75c" style:font-size-asian="10.5pt" style:font-weight-asian="normal" style:font-size-complex="12pt" style:font-weight-complex="normal"/>
    </style:style>
    <style:style style:name="T22" style:family="text">
      <style:text-properties officeooo:rsid="001eef10"/>
    </style:style>
    <style:style style:name="T23" style:family="text">
      <style:text-properties officeooo:rsid="00221121"/>
    </style:style>
    <style:style style:name="T24" style:family="text">
      <style:text-properties officeooo:rsid="0027563d"/>
    </style:style>
    <style:style style:name="T25" style:family="text">
      <style:text-properties officeooo:rsid="0028e962"/>
    </style:style>
    <style:style style:name="T26" style:family="text">
      <style:text-properties officeooo:rsid="002badaf"/>
    </style:style>
    <style:style style:name="T27" style:family="text">
      <style:text-properties officeooo:rsid="0037efd3"/>
    </style:style>
    <style:style style:name="T28" style:family="text">
      <style:text-properties officeooo:rsid="003b7964"/>
    </style:style>
    <style:style style:name="T29" style:family="text">
      <style:text-properties officeooo:rsid="003c94cf"/>
    </style:style>
    <style:style style:name="T30" style:family="text">
      <style:text-properties officeooo:rsid="00467341"/>
    </style:style>
    <style:style style:name="T31" style:family="text">
      <style:text-properties officeooo:rsid="00469842"/>
    </style:style>
    <style:style style:name="T32" style:family="text">
      <style:text-properties officeooo:rsid="004e9b32"/>
    </style:style>
    <style:style style:name="T33" style:family="text">
      <style:text-properties officeooo:rsid="005a9a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ionalidades Identificadas</text:p>
      <text:p text:style-name="P1"/>
      <text:p text:style-name="P5">*<text:span text:style-name="T22">Las fechas y plazos establecidos en días se entienden como naturales, en caso de que el día en que se concluya un plazo se inhábil se entiende que concluye el día hábil inmediato siguiente.</text:span></text:p>
      <text:p text:style-name="P1"/>
      <text:p text:style-name="P2">Comunes</text:p>
      <text:list xml:id="list3440319008" text:style-name="L1">
        <text:list-item>
          <text:p text:style-name="P8">Inicio de sesión</text:p>
        </text:list-item>
        <text:list-item>
          <text:p text:style-name="P9">Recuperar contraseña</text:p>
        </text:list-item>
        <text:list-item>
          <text:p text:style-name="P9">Actualización de contraseña</text:p>
        </text:list-item>
      </text:list>
      <text:p text:style-name="P6"/>
      <text:p text:style-name="P3">Comunes (Consumidor y proveedor)</text:p>
      <text:list xml:id="list2398154387" text:style-name="L2">
        <text:list-item>
          <text:p text:style-name="P24"><text:span text:style-name="T5">P</text:span><text:span text:style-name="T3">resentar justificante de inasistencia</text:span><text:span text:style-name="T7"> </text:span><text:span text:style-name="T6">(art. </text:span><text:span text:style-name="T20">1</text:span><text:span text:style-name="T21">12</text:span><text:span text:style-name="T6">)</text:span></text:p>
        </text:list-item>
        <text:list-item>
          <text:p text:style-name="P25"><text:span text:style-name="T3">Aportar documentos </text:span><text:span text:style-name="T18">al caso</text:span><text:span text:style-name="T3"> </text:span><text:span text:style-name="T6">(art. 1</text:span><text:span text:style-name="T8">1</text:span><text:span text:style-name="T6">4; </text:span><text:a xlink:type="simple" xlink:href="https://concilianet.profeco.gob.mx/Concilianet/disposiciones_consumidor.jsp" text:style-name="Internet_20_link" text:visited-style-name="Visited_20_Internet_20_Link"><text:span text:style-name="T6">https://concilianet.profeco.gob.mx/Concilianet/disposiciones_consumidor.jsp</text:span></text:a><text:span text:style-name="T6"> </text:span><text:span text:style-name="T16">SEPTIMA</text:span><text:span text:style-name="T6">)</text:span></text:p>
        </text:list-item>
        <text:list-item>
          <text:p text:style-name="P10">Atender audiencia</text:p>
        </text:list-item>
        <text:list-item>
          <text:p text:style-name="P26"><text:span text:style-name="T19">Levantar</text:span><text:span text:style-name="T9"> acta de audiencia (art. 114, párrafo 5; </text:span><text:a xlink:type="simple" xlink:href="https://concilianet.profeco.gob.mx/Concilianet/disposiciones_consumidor.jsp" text:style-name="Internet_20_link" text:visited-style-name="Visited_20_Internet_20_Link"><text:span text:style-name="T9">https://concilianet.profeco.gob.mx/Concilianet/disposiciones_consumidor.jsp</text:span></text:a><text:span text:style-name="T9"> </text:span><text:span text:style-name="T17">DÉCIMA TERCERA</text:span><text:span text:style-name="T9">)</text:span></text:p>
        </text:list-item>
      </text:list>
      <text:p text:style-name="P2"/>
      <text:p text:style-name="P2">Conciliador</text:p>
      <text:list xml:id="list4179443596" text:style-name="L3">
        <text:list-item>
          <text:p text:style-name="P11"><text:span text:style-name="T32">Asignar Fecha y Hora de Audiencia </text:span>(art. 111)</text:p>
        </text:list-item>
        <text:list-item>
          <text:p text:style-name="P12"><text:span text:style-name="T23">Imponer m</text:span>edidad de apremio (art. 112)</text:p>
        </text:list-item>
        <text:list-item>
          <text:p text:style-name="P13">Iniciar <text:span text:style-name="T31">la</text:span> audiencia</text:p>
        </text:list-item>
        <text:list-item>
          <text:p text:style-name="P14">Suspender audiencia (art. 1<text:span text:style-name="T24">1</text:span>4, <text:span text:style-name="T1">párrafo</text:span> 2)</text:p>
        </text:list-item>
        <text:list-item>
          <text:p text:style-name="P15">Emitir dictamen (art. 114, párrafo 2)<text:span text:style-name="T33">}</text:span></text:p>
        </text:list-item>
        <text:list-item>
          <text:p text:style-name="P15">Levantar acta de audiencia (art. 114, párrafo 5; art. 114bis; <text:span text:style-name="T25">art. 114ter; </text:span><text:a xlink:type="simple" xlink:href="https://concilianet.profeco.gob.mx/Concilianet/disposiciones_consumidor.jsp" text:style-name="Internet_20_link" text:visited-style-name="Visited_20_Internet_20_Link"><text:span text:style-name="T25">https://concilianet.profeco.gob.mx/Concilianet/disposiciones_consumidor.jsp</text:span></text:a><text:span text:style-name="T25"> DÉCIMA CUARTA</text:span>)</text:p>
        </text:list-item>
      </text:list>
      <text:p text:style-name="P2"/>
      <text:p text:style-name="P2">Consumidor</text:p>
      <text:list xml:id="list2193950111" text:style-name="L4">
        <text:list-item>
          <text:p text:style-name="P29"><text:span text:style-name="T4">R</text:span><text:span text:style-name="T10">egistrar una cuenta </text:span><text:span text:style-name="T12">(</text:span><text:a xlink:type="simple" xlink:href="https://concilianet.profeco.gob.mx/Concilianet/comoconciliar.jsp" text:style-name="Internet_20_link" text:visited-style-name="Visited_20_Internet_20_Link"><text:span text:style-name="T12">https://concilianet.profeco.gob.mx/Concilianet/comoconciliar.jsp</text:span></text:a><text:span text:style-name="T12">)</text:span></text:p>
        </text:list-item>
        <text:list-item>
          <text:p text:style-name="P30"><text:span text:style-name="T12">A</text:span><text:span text:style-name="T3">lzar una </text:span><text:span text:style-name="T13">reclamación</text:span><text:span text:style-name="T3"> (art. 99; art. 105; </text:span><text:a xlink:type="simple" xlink:href="https://concilianet.profeco.gob.mx/Concilianet/comoconciliar.jsp" text:style-name="Internet_20_link" text:visited-style-name="Visited_20_Internet_20_Link"><text:span text:style-name="T3">https://concilianet.profeco.gob.mx/Concilianet/comoconciliar.jsp</text:span></text:a><text:span text:style-name="T3"> </text:span><text:span text:style-name="T15">TERCERO; </text:span><text:a xlink:type="simple" xlink:href="https://concilianet.profeco.gob.mx/Concilianet/requisitos.jsp" text:style-name="Internet_20_link" text:visited-style-name="Visited_20_Internet_20_Link"><text:span text:style-name="T15">https://concilianet.profeco.gob.mx/Concilianet/requisitos.jsp</text:span></text:a><text:span text:style-name="T3">)</text:span></text:p>
        </text:list-item>
      </text:list>
      <text:p text:style-name="P2"/>
      <text:p text:style-name="P2">Proveedor</text:p>
      <text:list xml:id="list1291806556" text:style-name="L5">
        <text:list-item>
          <text:p text:style-name="P16">Designar representante o apoderado legal <text:span text:style-name="T27">(https://concilianet.profeco.gob.mx/Concilianet/disposiciones_proveedor.jsp)</text:span></text:p>
        </text:list-item>
        <text:list-item>
          <text:p text:style-name="P16">Modificar representante o apoderado legal</text:p>
        </text:list-item>
        <text:list-item>
          <text:p text:style-name="P16">Revocar representante o apoderado legal</text:p>
        </text:list-item>
        <text:list-item>
          <text:p text:style-name="P17">Atender de recibida la reclamación <text:span text:style-name="T28">(</text:span><text:a xlink:type="simple" xlink:href="https://concilianet.profeco.gob.mx/Concilianet/disposiciones_proveedor.jsp" text:style-name="Internet_20_link" text:visited-style-name="Visited_20_Internet_20_Link"><text:span text:style-name="T28">https://concilianet.profeco.gob.mx/Concilianet/disposiciones_proveedor.jsp</text:span></text:a><text:span text:style-name="T28"> DÉCIMA)</text:span></text:p>
        </text:list-item>
        <text:list-item>
          <text:p text:style-name="P18">Realizar observaciones al acta de audiencia <text:span text:style-name="T29">(</text:span><text:a xlink:type="simple" xlink:href="https://concilianet.profeco.gob.mx/Concilianet/disposiciones_proveedor.jsp" text:style-name="Internet_20_link" text:visited-style-name="Visited_20_Internet_20_Link"><text:span text:style-name="T29">https://concilianet.profeco.gob.mx/Concilianet/disposiciones_proveedor.jsp</text:span></text:a><text:span text:style-name="T29"> DÉCIMA SEXTA)</text:span></text:p>
        </text:list-item>
      </text:list>
      <text:p text:style-name="P7"/>
      <text:p text:style-name="P4"><text:span text:style-name="T26">Procuraduría</text:span> <text:span text:style-name="T26">(</text:span>Administrador<text:span text:style-name="T26">)</text:span></text:p>
      <text:list xml:id="list3141815980" text:style-name="L6">
        <text:list-item>
          <text:p text:style-name="P27"><text:soft-page-break/><text:span text:style-name="T3">Registrar </text:span><text:span text:style-name="T11">un </text:span><text:span text:style-name="T3">Conciliador</text:span></text:p>
        </text:list-item>
        <text:list-item>
          <text:p text:style-name="P28"><text:span text:style-name="T14">R</text:span><text:span text:style-name="T3">egistrar un proveedor</text:span></text:p>
        </text:list-item>
        <text:list-item>
          <text:p text:style-name="P19"><text:span text:style-name="T1">Notificar reclamación a proveedor (art. 103; </text:span><text:a xlink:type="simple" xlink:href="https://concilianet.profeco.gob.mx/Concilianet/disposiciones_proveedor.jsp" text:style-name="Internet_20_link" text:visited-style-name="Visited_20_Internet_20_Link">https://concilianet.profeco.gob.mx/Concilianet/disposiciones_proveedor.jsp</text:a><text:span text:style-name="T1"> </text:span><text:span text:style-name="T2">DÉCIMA</text:span><text:span text:style-name="T1">)</text:span></text:p>
        </text:list-item>
        <text:list-item>
          <text:p text:style-name="P23">Cancelar cuenta</text:p>
        </text:list-item>
        <text:list-item>
          <text:p text:style-name="P20"><text:span text:style-name="T1">Responder a reclamación (</text:span><text:a xlink:type="simple" xlink:href="https://concilianet.profeco.gob.mx/Concilianet/comoconciliar.jsp" text:style-name="Internet_20_link" text:visited-style-name="Visited_20_Internet_20_Link">https://concilianet.profeco.gob.mx/Concilianet/comoconciliar.jsp</text:a><text:span text:style-name="T1"> CUARTO)</text:span></text:p>
        </text:list-item>
        <text:list-item>
          <text:p text:style-name="P21">Crear caso de conciliación</text:p>
          <text:list>
            <text:list-item>
              <text:p text:style-name="P22">Asignar conciliador a<text:span text:style-name="T30">l proceso</text:span> de conciliació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01:07:52.300920209</meta:creation-date>
    <dc:date>2019-10-19T00:52:11.968825994</dc:date>
    <meta:editing-duration>PT4H27M50S</meta:editing-duration>
    <meta:editing-cycles>52</meta:editing-cycles>
    <meta:generator>LibreOffice/6.2.7.1$Linux_X86_64 LibreOffice_project/20$Build-1</meta:generator>
    <meta:document-statistic meta:table-count="0" meta:image-count="0" meta:object-count="0" meta:page-count="2" meta:paragraph-count="35" meta:word-count="229" meta:character-count="2149" meta:non-whitespace-character-count="1982"/>
  </office:meta>
</office:document-meta>
</file>